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7b86ad">
      <style:table-properties style:width="6.692in" table:align="margins"/>
    </style:style>
    <style:style style:family="table-column" style:name="a819565"/>
    <style:style style:family="table-cell" style:name="a0156ce">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9ee70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e497a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e6faf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c0082f">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021a4">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30008c">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111a28">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244486">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ebd32b">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af8a95">
      <style:table-cell-properties fo:background-color="#ffb66c" fo:border="0.03cm solid #000000" style:decimal-places="2"/>
      <style:paragraph-properties style:tab-stop-distance="1.25cm"/>
      <style:text-properties style:font-name="Arial" style:font-name-asian="Lucida Sans Unicode" style:font-name-complex="Tahoma"/>
    </style:style>
    <number:number-style style:name="n2b1368">
      <number:number number:decimal-places="0" number:grouping="true" number:min-integer-digits="1"/>
    </number:number-style>
    <style:style style:data-style-name="n2b1368" style:family="table-cell" style:name="a1c3144">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c83d6e">
      <number:number number:decimal-places="0" number:grouping="true" number:min-integer-digits="1"/>
    </number:number-style>
    <style:style style:data-style-name="nc83d6e" style:family="table-cell" style:name="a7cb93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b7890">
      <style:table-cell-properties fo:background-color="#c0c0c0" fo:border-bottom="0.03cm solid #000000" fo:border-left="0.03cm solid #000000" fo:border-right="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cb3a6d">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c317">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96f81">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1023">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b59c5">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bd5e6">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52daf">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0970d">
      <number:number number:decimal-places="0" number:grouping="true" number:min-integer-digits="1"/>
    </number:number-style>
    <style:style style:data-style-name="n80970d" style:family="table-cell" style:name="a3a6707">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33c85">
      <number:number number:decimal-places="0" number:grouping="true" number:min-integer-digits="1"/>
    </number:number-style>
    <style:style style:data-style-name="n133c85" style:family="table-cell" style:name="a2bd8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dc30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c5833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411e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3d2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8076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f0f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62034">
      <number:number number:decimal-places="0" number:grouping="true" number:min-integer-digits="1"/>
    </number:number-style>
    <style:style style:data-style-name="n062034" style:family="table-cell" style:name="a20c24d">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3dec8">
      <number:number number:decimal-places="0" number:grouping="true" number:min-integer-digits="1"/>
    </number:number-style>
    <style:style style:data-style-name="n43dec8" style:family="table-cell" style:name="ab2ec0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c7953">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cfa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79ad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851a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b6ef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f074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4fd2b">
      <number:number number:decimal-places="0" number:grouping="true" number:min-integer-digits="1"/>
    </number:number-style>
    <style:style style:data-style-name="n94fd2b" style:family="table-cell" style:name="ad22c3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24c2e">
      <number:number number:decimal-places="0" number:grouping="true" number:min-integer-digits="1"/>
    </number:number-style>
    <style:style style:data-style-name="n624c2e" style:family="table-cell" style:name="a8e01b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271a26">
      <style:table-cell-properties fo:background-color="#c0c0c0" fo:border-bottom="0.03cm solid #000000" fo:border-left="0.03cm solid #000000" fo:border-right="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8373ca">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972b7">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ad7ac">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d48e9">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e95cb">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7bda0">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151fe">
      <style:table-cell-properties fo:background-color="#c0c0c0" fo:border-bottom="0.03cm solid #000000"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222188">
      <number:number number:decimal-places="0" number:grouping="true" number:min-integer-digits="1"/>
    </number:number-style>
    <style:style style:data-style-name="n222188" style:family="table-cell" style:name="a3295d2">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6c4ba4">
      <number:number number:decimal-places="0" number:grouping="true" number:min-integer-digits="1"/>
    </number:number-style>
    <style:style style:data-style-name="n6c4ba4" style:family="table-cell" style:name="aa334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bcbd8">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8fd95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130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d0aa8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920e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8f0b0">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ece120">
      <number:number number:decimal-places="0" number:grouping="true" number:min-integer-digits="1"/>
    </number:number-style>
    <style:style style:data-style-name="nece120" style:family="table-cell" style:name="aa57009">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d60ef">
      <number:number number:decimal-places="0" number:grouping="true" number:min-integer-digits="1"/>
    </number:number-style>
    <style:style style:data-style-name="n9d60ef" style:family="table-cell" style:name="a8beec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9a724">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fe6cb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27fd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1224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36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afb00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684a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419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ad0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f01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ce5b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d5c0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261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b769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6ba4">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721c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6ae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c25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a5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556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67a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92c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278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e780d">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6d5d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568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64e6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802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725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5b3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e23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4bea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6e46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7fbd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45f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30f2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a62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2f44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276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93db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f98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4b9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e1ed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1c00">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54ed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7cb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c743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c8c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a1009">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0e5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b984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5c2c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8f46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116f8">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4a58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e53b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93d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93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abaae">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a5be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97e9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a6a8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b09a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55a2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7b86ad">
        <table:table-column table:number-columns-repeated="5" table:style-name="a819565"/>
        <table:table-column table:style-name="a819565"/>
        <table:table-column table:style-name="a819565"/>
        <table:table-column table:style-name="a819565"/>
        <table:table-column table:style-name="a819565"/>
        <table:table-column table:style-name="a819565"/>
        <table:table-row>
          <table:table-cell office:string-value="Teachers Preferences and Assignment" office:value-type="string" table:style-name="a0156ce">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Year of study" office:value-type="string" table:style-name="a30008c">
            <text:p>Year of study</text:p>
          </table:table-cell>
          <table:table-cell office:string-value="Semester" office:value-type="string" table:style-name="aebd32b">
            <text:p>Semester</text:p>
          </table:table-cell>
          <table:table-cell office:string-value="Course Type" office:value-type="string" table:style-name="ae497a4">
            <text:p>Course Type</text:p>
          </table:table-cell>
          <table:table-cell office:string-value="Numbers of groups" office:value-type="string" table:style-name="ac0082f">
            <text:p>Numbers of groups</text:p>
          </table:table-cell>
          <table:table-cell office:string-value="Number of hours weekly" office:value-type="string" table:style-name="a111a28">
            <text:p>Number of hours weekly</text:p>
          </table:table-cell>
          <table:table-cell office:string-value="Candidates' First Name" office:value-type="string" table:style-name="a9ee706">
            <text:p>Candidates' First Name</text:p>
          </table:table-cell>
          <table:table-cell office:string-value="Candidates' Last Name" office:value-type="string" table:style-name="ae6faf6">
            <text:p>Candidates' Last Name</text:p>
          </table:table-cell>
          <table:table-cell office:string-value="Choices" office:value-type="string" table:style-name="a3021a4">
            <text:p>Choices</text:p>
          </table:table-cell>
          <table:table-cell office:string-value="Assignment" office:value-type="string" table:style-name="a244486">
            <text:p>Assignment</text:p>
          </table:table-cell>
          <table:table-cell office:value-type="string" table:style-name="aaf8a95"/>
        </table:table-row>
        <table:table-row>
          <table:table-cell office:value="2016.0" office:value-type="float" table:style-name="a1c3144">
            <text:p>2 016</text:p>
          </table:table-cell>
          <table:table-cell office:value="1.0" office:value-type="float" table:style-name="a7cb935">
            <text:p>1</text:p>
          </table:table-cell>
          <table:table-cell office:string-value="testcourse1" office:value-type="string" table:style-name="adb7890">
            <text:p>testcourse1</text:p>
          </table:table-cell>
          <table:table-cell table:style-name="acb3a6d"/>
          <table:table-cell table:style-name="ab8c317"/>
          <table:table-cell table:style-name="ac96f81"/>
          <table:table-cell table:style-name="a7e1023"/>
          <table:table-cell table:style-name="a0b59c5"/>
          <table:table-cell table:style-name="a2bd5e6"/>
          <table:table-cell table:style-name="a052daf"/>
        </table:table-row>
        <table:table-row>
          <table:table-cell table:style-name="a684a61"/>
          <table:table-cell table:style-name="ab721c9"/>
          <table:table-cell office:string-value="CM" office:value-type="string" table:style-name="a2dc303">
            <text:p>CM</text:p>
          </table:table-cell>
          <table:table-cell office:value="3.0" office:value-type="float" table:style-name="a3a6707">
            <text:p>3</text:p>
          </table:table-cell>
          <table:table-cell office:value="1.0" office:value-type="float" table:style-name="a2bd88e">
            <text:p>1</text:p>
          </table:table-cell>
          <table:table-cell office:string-value="teacher1FirstName" office:value-type="string" table:style-name="ac58336">
            <text:p>teacher1FirstName</text:p>
          </table:table-cell>
          <table:table-cell office:string-value="teacher1LastName" office:value-type="string" table:style-name="af411e5">
            <text:p>teacher1LastName</text:p>
          </table:table-cell>
          <table:table-cell office:string-value="A" office:value-type="string" table:style-name="a7f3d23">
            <text:p>A</text:p>
          </table:table-cell>
          <table:table-cell table:style-name="a980768"/>
          <table:table-cell table:style-name="a54f0fb"/>
        </table:table-row>
        <table:table-row>
          <table:table-cell table:style-name="ae4419e"/>
          <table:table-cell table:style-name="ae6aedb"/>
          <table:table-cell table:style-name="a16d5dc"/>
          <table:table-cell table:style-name="ad5b33b"/>
          <table:table-cell table:style-name="a845f33"/>
          <table:table-cell office:string-value="teacher2FirstName" office:value-type="string" table:style-name="af93dbc">
            <text:p>teacher2FirstName</text:p>
          </table:table-cell>
          <table:table-cell office:string-value="teacher2LastName" office:value-type="string" table:style-name="a054ed5">
            <text:p>teacher2LastName</text:p>
          </table:table-cell>
          <table:table-cell office:string-value="C" office:value-type="string" table:style-name="a20e55c">
            <text:p>C</text:p>
          </table:table-cell>
          <table:table-cell table:style-name="af4a588"/>
          <table:table-cell table:style-name="ada5be9"/>
        </table:table-row>
        <table:table-row>
          <table:table-cell table:style-name="a6ad0ed"/>
          <table:table-cell table:style-name="ac6c25f"/>
          <table:table-cell table:style-name="a156846"/>
          <table:table-cell table:style-name="a25e239"/>
          <table:table-cell table:style-name="a130f22"/>
          <table:table-cell table:style-name="a9ef98c"/>
          <table:table-cell table:style-name="adc7cb8"/>
          <table:table-cell table:style-name="acb984d"/>
          <table:table-cell table:style-name="ade53be"/>
          <table:table-cell table:style-name="a697e9c"/>
        </table:table-row>
        <table:table-row>
          <table:table-cell table:style-name="aef0160"/>
          <table:table-cell table:style-name="a83a58c"/>
          <table:table-cell office:string-value="TD" office:value-type="string" table:style-name="afc7953">
            <text:p>TD</text:p>
          </table:table-cell>
          <table:table-cell office:value="4.0" office:value-type="float" table:style-name="a20c24d">
            <text:p>4</text:p>
          </table:table-cell>
          <table:table-cell office:value="1.0" office:value-type="float" table:style-name="ab2ec0d">
            <text:p>1</text:p>
          </table:table-cell>
          <table:table-cell office:string-value="teacher1FirstName" office:value-type="string" table:style-name="a7cfa72">
            <text:p>teacher1FirstName</text:p>
          </table:table-cell>
          <table:table-cell office:string-value="teacher1LastName" office:value-type="string" table:style-name="aa79add">
            <text:p>teacher1LastName</text:p>
          </table:table-cell>
          <table:table-cell office:string-value="B" office:value-type="string" table:style-name="a8851af">
            <text:p>B</text:p>
          </table:table-cell>
          <table:table-cell office:string-value="teacher1FirstName" office:value-type="string" table:style-name="aab6ef3">
            <text:p>teacher1FirstName</text:p>
          </table:table-cell>
          <table:table-cell office:string-value="teacher1LastName" office:value-type="string" table:style-name="a3f074e">
            <text:p>teacher1LastName</text:p>
          </table:table-cell>
        </table:table-row>
        <table:table-row>
          <table:table-cell table:style-name="a4ce5b1"/>
          <table:table-cell table:style-name="a70556e"/>
          <table:table-cell table:style-name="a564e68"/>
          <table:table-cell table:style-name="a54bea2"/>
          <table:table-cell table:style-name="aa4a620"/>
          <table:table-cell office:string-value="teacher2FirstName" office:value-type="string" table:style-name="a1a4b96">
            <text:p>teacher2FirstName</text:p>
          </table:table-cell>
          <table:table-cell office:string-value="teacher2LastName" office:value-type="string" table:style-name="a5c743f">
            <text:p>teacher2LastName</text:p>
          </table:table-cell>
          <table:table-cell office:string-value="A" office:value-type="string" table:style-name="ae5c2c8">
            <text:p>A</text:p>
          </table:table-cell>
          <table:table-cell table:style-name="ae93d52"/>
          <table:table-cell table:style-name="afa6a85"/>
        </table:table-row>
        <table:table-row>
          <table:table-cell office:value="2016.0" office:value-type="float" table:style-name="ad22c3c">
            <text:p>2 016</text:p>
          </table:table-cell>
          <table:table-cell office:value="1.0" office:value-type="float" table:style-name="a8e01be">
            <text:p>1</text:p>
          </table:table-cell>
          <table:table-cell office:string-value="testcourse2" office:value-type="string" table:style-name="a271a26">
            <text:p>testcourse2</text:p>
          </table:table-cell>
          <table:table-cell table:style-name="a8373ca"/>
          <table:table-cell table:style-name="a7972b7"/>
          <table:table-cell table:style-name="aaad7ac"/>
          <table:table-cell table:style-name="add48e9"/>
          <table:table-cell table:style-name="a1e95cb"/>
          <table:table-cell table:style-name="a47bda0"/>
          <table:table-cell table:style-name="aa151fe"/>
        </table:table-row>
        <table:table-row>
          <table:table-cell table:style-name="abd5c06"/>
          <table:table-cell table:style-name="ac67a33"/>
          <table:table-cell office:string-value="TD" office:value-type="string" table:style-name="a9bcbd8">
            <text:p>TD</text:p>
          </table:table-cell>
          <table:table-cell office:value="4.0" office:value-type="float" table:style-name="a3295d2">
            <text:p>4</text:p>
          </table:table-cell>
          <table:table-cell office:value="1.0" office:value-type="float" table:style-name="aa3349e">
            <text:p>1</text:p>
          </table:table-cell>
          <table:table-cell office:string-value="teacher1FirstName" office:value-type="string" table:style-name="a8fd95c">
            <text:p>teacher1FirstName</text:p>
          </table:table-cell>
          <table:table-cell office:string-value="teacher1LastName" office:value-type="string" table:style-name="a1c130e">
            <text:p>teacher1LastName</text:p>
          </table:table-cell>
          <table:table-cell office:string-value="C" office:value-type="string" table:style-name="ad0aa8e">
            <text:p>C</text:p>
          </table:table-cell>
          <table:table-cell office:string-value="teacher1FirstName" office:value-type="string" table:style-name="a4920e8">
            <text:p>teacher1FirstName</text:p>
          </table:table-cell>
          <table:table-cell office:string-value="teacher1LastName" office:value-type="string" table:style-name="ab8f0b0">
            <text:p>teacher1LastName</text:p>
          </table:table-cell>
        </table:table-row>
        <table:table-row>
          <table:table-cell table:style-name="a3a2614"/>
          <table:table-cell table:style-name="a492ce7"/>
          <table:table-cell table:style-name="a5802ab"/>
          <table:table-cell table:style-name="a96e466"/>
          <table:table-cell table:style-name="ad2f442"/>
          <table:table-cell table:style-name="a2e1ed8"/>
          <table:table-cell table:style-name="adc8c23"/>
          <table:table-cell table:style-name="ae8f46a"/>
          <table:table-cell table:style-name="a4493e7"/>
          <table:table-cell table:style-name="a4b09af"/>
        </table:table-row>
        <table:table-row>
          <table:table-cell table:style-name="a6b7693"/>
          <table:table-cell table:style-name="a842786"/>
          <table:table-cell office:string-value="TP" office:value-type="string" table:style-name="a69a724">
            <text:p>TP</text:p>
          </table:table-cell>
          <table:table-cell office:value="3.0" office:value-type="float" table:style-name="aa57009">
            <text:p>3</text:p>
          </table:table-cell>
          <table:table-cell office:value="1.0" office:value-type="float" table:style-name="a8beec6">
            <text:p>1</text:p>
          </table:table-cell>
          <table:table-cell office:string-value="teacher1FirstName" office:value-type="string" table:style-name="afe6cbd">
            <text:p>teacher1FirstName</text:p>
          </table:table-cell>
          <table:table-cell office:string-value="teacher1LastName" office:value-type="string" table:style-name="a827fdb">
            <text:p>teacher1LastName</text:p>
          </table:table-cell>
          <table:table-cell office:string-value="B" office:value-type="string" table:style-name="a612249">
            <text:p>B</text:p>
          </table:table-cell>
          <table:table-cell table:style-name="a9636e7"/>
          <table:table-cell table:style-name="aafb00c"/>
        </table:table-row>
        <table:table-row>
          <table:table-cell table:style-name="af96ba4"/>
          <table:table-cell table:style-name="ace780d"/>
          <table:table-cell table:style-name="aeb7256"/>
          <table:table-cell table:style-name="ad7fbd6"/>
          <table:table-cell table:style-name="abe2766"/>
          <table:table-cell table:style-name="a1a1c00"/>
          <table:table-cell table:style-name="a0a1009"/>
          <table:table-cell table:style-name="aa116f8"/>
          <table:table-cell table:style-name="a1abaae"/>
          <table:table-cell table:style-name="a255a26"/>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arah</dc:creator>
    <dc:date>2020-05-21T10:57:23</dc:date>
    <meta:editing-cycles>1</meta:editing-cycles>
    <meta:editing-duration>PT1.615S</meta:editing-duration>
    <meta:initial-creator>sarah</meta:initial-creator>
    <meta:creation-date>2020-05-21T10:57:21</meta:creation-date>
    <dc:language>fr</dc:language>
  </office:meta>
</office:document-meta>
</file>